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pr1" style:family="presentation" style:parent-style-name="BLANK-notes" style:list-style-name="L38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cm" fo:padding-bottom="0cm" fo:padding-left="0cm" fo:padding-right="0cm" fo:wrap-option="wrap"/>
    </style:style>
    <style:style style:name="pr2" style:family="presentation" style:parent-style-name="BLANK-notes" style:list-style-name="L38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cm" fo:padding-bottom="0cm" fo:padding-left="0cm" fo:padding-right="0cm" fo:wrap-option="wrap"/>
    </style:style>
    <style:style style:name="pr3" style:family="presentation" style:parent-style-name="BLANK-notes" style:list-style-name="L38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cm" fo:padding-bottom="0cm" fo:padding-left="0cm" fo:padding-right="0cm" fo:wrap-option="wrap"/>
    </style:style>
    <style:style style:name="pr4" style:family="presentation" style:parent-style-name="BLANK-notes" style:list-style-name="L38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cm" fo:padding-bottom="0cm" fo:padding-left="0cm" fo:padding-right="0cm" fo:wrap-option="wrap"/>
    </style:style>
    <style:style style:name="pr5" style:family="presentation" style:parent-style-name="BLANK-notes" style:list-style-name="L38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cm" fo:padding-bottom="0cm" fo:padding-left="0cm" fo:padding-right="0cm" fo:wrap-option="wrap"/>
    </style:style>
    <style:style style:name="pr6" style:family="presentation" style:parent-style-name="BLANK-notes" style:list-style-name="L38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cm" fo:padding-bottom="0cm" fo:padding-left="0cm" fo:padding-right="0cm" fo:wrap-option="wrap"/>
    </style:style>
    <style:style style:name="pr7" style:family="presentation" style:parent-style-name="BLANK-notes" style:list-style-name="L38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cm" fo:padding-bottom="0cm" fo:padding-left="0cm" fo:padding-right="0cm" fo:wrap-option="wrap"/>
    </style:style>
    <style:style style:name="pr8" style:family="presentation" style:parent-style-name="BLANK-notes" style:list-style-name="L38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cm" fo:padding-bottom="0cm" fo:padding-left="0cm" fo:padding-right="0cm" fo:wrap-option="wrap"/>
    </style:style>
    <style:style style:name="pr9" style:family="presentation" style:parent-style-name="BLANK-notes" style:list-style-name="L38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cm" fo:padding-bottom="0cm" fo:padding-left="0cm" fo:padding-right="0cm" fo:wrap-option="wrap"/>
    </style:style>
    <style:style style:name="pr10" style:family="presentation" style:parent-style-name="BLANK-notes" style:list-style-name="L38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cm" fo:padding-bottom="0cm" fo:padding-left="0cm" fo:padding-right="0cm" fo:wrap-option="wrap"/>
    </style:style>
    <style:style style:name="pr11" style:family="presentation" style:parent-style-name="BLANK-notes" style:list-style-name="L38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cm" fo:padding-bottom="0cm" fo:padding-left="0cm" fo:padding-right="0cm" fo:wrap-option="wrap"/>
    </style:style>
    <style:style style:name="pr12" style:family="presentation" style:parent-style-name="BLANK-notes" style:list-style-name="L38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cm" fo:padding-bottom="0cm" fo:padding-left="0cm" fo:padding-right="0cm" fo:wrap-option="wrap"/>
    </style:style>
    <style:style style:name="pr13" style:family="presentation" style:parent-style-name="BLANK-notes" style:list-style-name="L38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cm" fo:padding-bottom="0cm" fo:padding-left="0cm" fo:padding-right="0cm" fo:wrap-option="wrap"/>
    </style:style>
    <style:style style:name="co1" style:family="table-column">
      <style:table-column-properties style:column-width="1.79cm" style:use-optimal-column-width="false"/>
    </style:style>
    <style:style style:name="co2" style:family="table-column">
      <style:table-column-properties style:column-width="1.785cm" style:use-optimal-column-width="false"/>
    </style:style>
    <style:style style:name="co3" style:family="table-column">
      <style:table-column-properties style:column-width="1.794cm" style:use-optimal-column-width="false"/>
    </style:style>
    <style:style style:name="co4" style:family="table-column">
      <style:table-column-properties style:column-width="1.868cm" style:use-optimal-column-width="false"/>
    </style:style>
    <style:style style:name="co5" style:family="table-column">
      <style:table-column-properties style:column-width="1.931cm" style:use-optimal-column-width="false"/>
    </style:style>
    <style:style style:name="co6" style:family="table-column">
      <style:table-column-properties style:column-width="1.927cm" style:use-optimal-column-width="false"/>
    </style:style>
    <style:style style:name="co7" style:family="table-column">
      <style:table-column-properties style:column-width="1.94cm" style:use-optimal-column-width="false"/>
    </style:style>
    <style:style style:name="co8" style:family="table-column">
      <style:table-column-properties style:column-width="1.922cm" style:use-optimal-column-width="false"/>
    </style:style>
    <style:style style:name="co9" style:family="table-column">
      <style:table-column-properties style:column-width="2.016cm" style:use-optimal-column-width="false"/>
    </style:style>
    <style:style style:name="co10" style:family="table-column">
      <style:table-column-properties style:column-width="4.189cm" style:use-optimal-column-width="false"/>
    </style:style>
    <style:style style:name="ro1" style:family="table-row">
      <style:table-row-properties style:row-height="1.578cm"/>
    </style:style>
    <style:style style:name="ro2" style:family="table-row">
      <style:table-row-properties style:row-height="1.217cm"/>
    </style:style>
    <style:style style:name="ro3" style:family="table-row">
      <style:table-row-properties style:row-height="1.843cm"/>
    </style:style>
    <style:style style:name="ro4" style:family="table-row">
      <style:table-row-properties style:row-height="1.411cm"/>
    </style:style>
    <style:style style:name="ro5" style:family="table-row">
      <style:table-row-properties style:row-height="1.406cm"/>
    </style:style>
    <style:style style:name="ro6" style:family="table-row">
      <style:table-row-properties style:row-height="1.212cm"/>
    </style:style>
    <style:style style:name="ro7" style:family="table-row">
      <style:table-row-properties style:row-height="1.222cm"/>
    </style:style>
    <style:style style:name="ce1" style:family="table-cell">
      <loext:graphic-properties draw:fill="none" draw:textarea-vertical-align="middle" fo:padding-top="0.127cm" fo:padding-bottom="0.127cm" fo:padding-left="0.254cm" fo:padding-right="0.254cm"/>
      <style:paragraph-properties fo:border="0.37pt solid #000000"/>
    </style:style>
    <style:style style:name="ce2" style:family="table-cell">
      <loext:graphic-properties draw:fill="none" draw:textarea-vertical-align="middle" fo:padding-top="0.049cm" fo:padding-bottom="0.127cm" fo:padding-left="0.254cm" fo:padding-right="0.254cm"/>
      <style:paragraph-properties fo:border-left="0.37pt solid #000000" fo:border-right="0.37pt solid #000000" fo:border-top="0.37pt solid #000000" fo:border-bottom="0.48pt solid #000000"/>
    </style:style>
    <style:style style:name="ce3" style:family="table-cell">
      <loext:graphic-properties draw:fill="none" draw:textarea-vertical-align="middle" fo:padding-top="0.049cm" fo:padding-bottom="0.127cm" fo:padding-left="0.254cm" fo:padding-right="0.254cm"/>
      <style:paragraph-properties fo:border-left="0.37pt solid #000000" fo:border-right="0.48pt solid #000000" fo:border-top="0.37pt solid #000000" fo:border-bottom="0.37pt solid #000000"/>
    </style:style>
    <style:style style:name="ce4" style:family="table-cell">
      <loext:graphic-properties draw:fill="none" draw:textarea-vertical-align="middle" fo:padding-top="0.049cm" fo:padding-bottom="0.127cm" fo:padding-left="0.254cm" fo:padding-right="0.254cm"/>
      <style:paragraph-properties fo:border="0.48pt solid #000000"/>
    </style:style>
    <style:style style:name="ce5" style:family="table-cell">
      <loext:graphic-properties draw:fill="none" draw:textarea-vertical-align="middle" fo:padding-top="0.049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6" style:family="table-cell">
      <loext:graphic-properties draw:fill="none" draw:textarea-vertical-align="middle" fo:padding-top="0.049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7" style:family="table-cell">
      <loext:graphic-properties draw:fill="none" draw:textarea-vertical-align="middle" fo:padding-top="0.049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8" style:family="table-cell">
      <loext:graphic-properties draw:fill="none" draw:textarea-vertical-align="middle" fo:padding-top="0.049cm" fo:padding-bottom="0.127cm" fo:padding-left="0.254cm" fo:padding-right="0.254cm"/>
      <style:paragraph-properties fo:border-left="1.5pt solid #000000" fo:border-right="1.5pt solid #000000" fo:border-top="1.11pt solid #000000" fo:border-bottom="0.48pt solid #000000"/>
    </style:style>
    <style:style style:name="ce9" style:family="table-cell">
      <loext:graphic-properties draw:fill="none" draw:textarea-vertical-align="middle" fo:padding-top="0.049cm" fo:padding-bottom="0.127cm" fo:padding-left="0.254cm" fo:padding-right="0.254cm"/>
      <style:paragraph-properties fo:border-left="1.5pt solid #000000" fo:border-right="0.37pt solid #000000" fo:border-top="0.37pt solid #000000" fo:border-bottom="0.37pt solid #000000"/>
    </style:style>
    <style:style style:name="ce10" style:family="table-cell">
      <loext:graphic-properties draw:fill="none" draw:textarea-vertical-align="middle" fo:padding-top="0.049cm" fo:padding-bottom="0.127cm" fo:padding-left="0.254cm" fo:padding-right="0.254cm"/>
      <style:paragraph-properties fo:border-left="1.5pt solid #000000" fo:border-right="1.5pt solid #000000" fo:border-top="0.48pt solid #000000" fo:border-bottom="0.48pt solid #000000"/>
    </style:style>
    <style:style style:name="ce11" style:family="table-cell">
      <loext:graphic-properties draw:fill="none" draw:textarea-vertical-align="middle" fo:padding-top="0.049cm" fo:padding-bottom="0.127cm" fo:padding-left="0.254cm" fo:padding-right="0.254cm"/>
      <style:paragraph-properties fo:border-left="1.5pt solid #000000" fo:border-right="1.5pt solid #000000" fo:border-top="0.48pt solid #000000" fo:border-bottom="1.11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4" style:family="paragraph">
      <style:paragraph-properties fo:margin-left="1.689cm" fo:margin-right="0cm" fo:margin-top="0cm" fo:margin-bottom="0cm" fo:line-height="90%" fo:text-align="start" fo:text-indent="-1.123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141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1.689cm" fo:margin-right="0cm" fo:margin-top="0.141cm" fo:margin-bottom="0cm" fo:line-height="90%" fo:text-align="start" fo:text-indent="-1.123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.176cm" fo:margin-bottom="0cm" fo:line-height="100%" fo:text-align="start" fo:text-indent="0cm" style:writing-mode="lr-tb"/>
    </style:style>
    <style:style style:name="P9" style:family="paragraph">
      <style:paragraph-properties fo:margin-left="1.199cm" fo:margin-right="0cm" fo:margin-top="0.282cm" fo:margin-bottom="0cm" fo:line-height="100%" fo:text-align="start" fo:text-indent="-0.899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199cm" fo:margin-right="0cm" fo:margin-top="0.141cm" fo:margin-bottom="0cm" fo:line-height="100%" fo:text-align="start" fo:text-indent="-0.899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80%" fo:text-align="start" fo:text-indent="0cm" style:writing-mode="lr-tb"/>
    </style:style>
    <style:style style:name="P15" style:family="paragraph">
      <style:paragraph-properties fo:margin-left="2.399cm" fo:margin-right="0cm" fo:margin-top="0.176cm" fo:margin-bottom="0cm" fo:line-height="80%" fo:text-align="start" fo:text-indent="-0.74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76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41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199cm" fo:margin-right="0cm" fo:margin-top="0.212cm" fo:margin-bottom="0cm" fo:line-height="80%" fo:text-align="start" fo:text-indent="-0.708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12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199cm" fo:margin-right="0cm" fo:margin-top="0cm" fo:margin-bottom="0cm" fo:line-height="80%" fo:text-align="center" fo:text-indent="-0.899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199cm" fo:margin-right="0cm" fo:margin-top="0.106cm" fo:margin-bottom="0cm" fo:line-height="80%" fo:text-align="start" fo:text-indent="-0.899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1.199cm" fo:margin-right="0cm" fo:margin-top="0.141cm" fo:margin-bottom="0cm" fo:line-height="80%" fo:text-align="start" fo:text-indent="-0.899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199cm" fo:margin-right="0cm" fo:margin-top="0.141cm" fo:margin-bottom="0cm" fo:line-height="80%" fo:text-align="start" fo:text-indent="-0.724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247cm" fo:margin-bottom="0cm" fo:line-height="100%" fo:text-align="start" fo:text-indent="0cm" style:writing-mode="lr-tb"/>
    </style:style>
    <style:style style:name="P25" style:family="paragraph">
      <style:paragraph-properties fo:margin-left="1.199cm" fo:margin-right="0cm" fo:margin-top="0.247cm" fo:margin-bottom="0cm" fo:line-height="100%" fo:text-align="start" fo:text-indent="-0.676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5.715cm" fo:margin-right="0cm" fo:margin-top="0cm" fo:margin-bottom="0cm" fo:line-height="93%" fo:text-align="start" fo:text-indent="-0.634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1.199cm" fo:margin-right="0cm" fo:margin-top="0.212cm" fo:margin-bottom="0cm" fo:line-height="100%" fo:text-align="start" fo:text-indent="-0.708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1.199cm" fo:margin-right="0cm" fo:margin-top="0cm" fo:margin-bottom="0cm" fo:line-height="93%" fo:text-align="start" fo:text-indent="-0.899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1.199cm" fo:margin-right="0cm" fo:margin-top="0.212cm" fo:margin-bottom="0cm" fo:line-height="100%" fo:text-align="start" fo:text-indent="-0.899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24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1.199cm" fo:margin-right="0cm" fo:margin-top="0.247cm" fo:margin-bottom="0cm" fo:line-height="100%" fo:text-align="start" fo:text-indent="-0.899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.106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4pt" fo:letter-spacing="normal" fo:font-style="normal" style:text-underline-style="none" fo:font-weight="bold" style:font-name-asian="Arial" style:font-size-asian="54pt" style:font-style-asian="normal" style:font-weight-asian="bold" style:font-name-complex="Arial" style:font-size-complex="5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bold" style:font-name-asian="Arial" style:font-size-asian="44pt" style:font-style-asian="normal" style:font-weight-asian="bold" style:font-name-complex="Arial" style:font-size-complex="4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bold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name-asian="Arial" style:font-size-asian="32pt" style:font-style-asian="italic" style:font-weight-asian="normal" style:font-name-complex="Arial" style:font-size-complex="32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italic" style:text-underline-style="none" fo:font-weight="bold" style:font-name-asian="Arial" style:font-size-asian="40pt" style:font-style-asian="italic" style:font-weight-asian="bold" style:font-name-complex="Arial" style:font-size-complex="40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" fo:font-size="22pt" fo:letter-spacing="normal" fo:font-style="normal" style:text-underline-style="none" fo:font-weight="normal" style:font-name-asian="Courier New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Times New Roman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Times New Roman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normal" style:font-name-asian="Courier New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7">
        <style:list-level-properties text:space-before="0.001cm" text:min-label-width="1.68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" text:start-value="7">
        <style:list-level-properties text:space-before="0.001cm" text:min-label-width="1.68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1.5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899cm"/>
        <style:text-properties fo:color="#000000" fo:font-size="100%"/>
      </text:list-level-style-number>
      <text:list-level-style-bullet text:level="2" text:bullet-char="●">
        <style:list-level-properties text:space-before="1.5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899cm"/>
        <style:text-properties fo:font-family="'Noto Sans Symbols'" fo:color="#000000" fo:font-size="100%"/>
      </text:list-level-style-bullet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1.5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1.5cm" text:min-label-width="0.899cm"/>
        <style:text-properties fo:font-family="'Noto Sans Symbols'" fo:color="#000000" fo:font-size="100%"/>
      </text:list-level-style-bullet>
      <text:list-level-style-bullet text:level="3" text:bullet-char="−">
        <style:list-level-properties text:space-before="2.801cm" text:min-label-width="0.797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899cm"/>
        <style:text-properties fo:color="#000000" fo:font-size="100%"/>
      </text:list-level-style-number>
      <text:list-level-style-bullet text:level="2" text:bullet-char="●">
        <style:list-level-properties text:space-before="1.5cm" text:min-label-width="0.899cm"/>
        <style:text-properties fo:font-family="'Noto Sans Symbols'" fo:color="#000000" fo:font-size="100%"/>
      </text:list-level-style-bullet>
      <text:list-level-style-bullet text:level="3" text:bullet-char="−">
        <style:list-level-properties text:space-before="2.801cm" text:min-label-width="0.797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cm" text:min-label-width="0.899cm"/>
        <style:text-properties fo:font-family="'Noto Sans Symbols'" fo:color="#000000" fo:font-size="100%"/>
      </text:list-level-style-bullet>
      <text:list-level-style-number text:level="2" style:num-format="">
        <style:list-level-properties text:space-before="1.5cm" text:min-label-width="0.899cm"/>
        <style:text-properties fo:color="#000000" fo:font-size="100%"/>
      </text:list-level-style-number>
      <text:list-level-style-bullet text:level="3" text:bullet-char="−">
        <style:list-level-properties text:space-before="2.801cm" text:min-label-width="0.797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3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3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3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3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0.3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space-before="0.3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space-before="0.3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format="">
        <style:list-level-properties text:space-before="0.3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space-before="0.3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format="">
        <style:list-level-properties text:space-before="0.3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24;p3" draw:style-name="gr1" draw:text-style-name="P2" draw:layer="layout" svg:width="24.689cm" svg:height="16.421cm" svg:x="2.099cm" svg:y="0.538cm">
          <text:p text:style-name="P1"><text:span text:style-name="T1">U.D.4</text:span><text:span text:style-name="T1"><text:line-break/></text:span><text:span text:style-name="T1"><text:line-break/></text:span><text:span text:style-name="T2">Estructuras de almacenamiento</text:span><text:span text:style-name="T2"><text:line-break/></text:span><text:span text:style-name="T2"><text:line-break/></text:span><text:span text:style-name="T3">(PARTE 2: MATRICES)</text:span><text:span text:style-name="T2"><text:line-break/></text:span><text:span text:style-name="T2"><text:line-break/></text:span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;p3" draw:style-name="gr2" draw:text-style-name="P2" draw:layer="layout" svg:width="23.15cm" svg:height="1.397cm" svg:x="2.756cm" svg:y="18.437cm">
          <text:p text:style-name="P1"><text:span text:style-name="T4">PRO – IES EL MAJU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;p1:notes" draw:style-name="gr3" draw:layer="layout" svg:width="14.851cm" svg:height="11.138cm" svg:x="3.074cm" svg:y="2.227cm" draw:page-number="1" presentation:class="page"/>
          <draw:frame draw:name="Google Shape;22;p1:notes" presentation:style-name="pr1" draw:text-style-name="P3" draw:layer="layout" svg:width="15.398cm" svg:height="13.365cm" svg:x="2.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Google Shape;30;p4" draw:style-name="gr1" draw:text-style-name="P2" draw:layer="layout" svg:width="23.798cm" svg:height="2.292cm" svg:x="1.87cm" svg:y="0.353cm">
          <text:p text:style-name="P1"><text:span text:style-name="T5">ÍND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4" draw:style-name="gr4" draw:text-style-name="P2" draw:layer="layout" svg:width="25.571cm" svg:height="14.701cm" svg:x="1.433cm" svg:y="5.499cm">
          <text:p text:style-name="P4"><text:span text:style-name="T6"/></text:p>
          <text:list text:style-name="L5">
            <text:list-item>
              <text:p text:style-name="P5"><text:span text:style-name="T7">Arrays</text:span><text:span text:style-name="T6"> multidimensionales. Matrices.</text:span></text:p>
            </text:list-item>
          </text:list>
          <text:p text:style-name="P6"><text:span text:style-name="T6"/></text:p>
          <text:list text:continue-numbering="true" text:style-name="L5">
            <text:list-item>
              <text:p text:style-name="P5"><text:span text:style-name="T6">Operaciones con matrices.</text:span></text:p>
            </text:list-item>
          </text:list>
          <text:p text:style-name="P6"><text:span text:style-name="T6"/></text:p>
          <text:list text:continue-numbering="true" text:style-name="L5">
            <text:list-item>
              <text:p text:style-name="P5"><text:span text:style-name="T6">Paso de matrices como argumento a una funció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;p2:notes" draw:style-name="gr3" draw:layer="layout" svg:width="15.451cm" svg:height="11.138cm" svg:x="2.774cm" svg:y="2.227cm" draw:page-number="2" presentation:class="page"/>
          <draw:frame draw:name="Google Shape;28;p2:notes" presentation:style-name="pr2" draw:text-style-name="P3" draw:layer="layout" svg:width="15.398cm" svg:height="13.365cm" svg:x="2.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Google Shape;36;p5" draw:style-name="gr1" draw:text-style-name="P2" draw:layer="layout" svg:width="23.798cm" svg:height="4.012cm" svg:x="2.095cm" svg:y="0.556cm">
          <text:p text:style-name="P1"><text:span text:style-name="T5">7. </text:span><text:span text:style-name="T8">Arrays</text:span><text:span text:style-name="T5"> multidimensionales. Matric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;p5" draw:style-name="gr4" draw:text-style-name="P2" draw:layer="layout" svg:width="23.798cm" svg:height="15.314cm" svg:x="1.433cm" svg:y="5.102cm">
          <text:list text:style-name="L7">
            <text:list-item>
              <text:p text:style-name="P7"><text:span text:style-name="T6">Matriz: Colección de elementos del mismo tipo que se distribuyen en forma de filas y columnas.</text:span></text:p>
            </text:list-item>
          </text:list>
          <text:list text:style-name="L8">
            <text:list-item>
              <text:list>
                <text:list-item>
                  <text:p text:style-name="P8"><text:span text:style-name="T9">Una matriz es un vector de vectores.</text:span></text:p>
                </text:list-item>
              </text:list>
            </text:list-item>
          </text:list>
          <text:p text:style-name="P9"><text:span text:style-name="T6"/></text:p>
          <text:list text:continue-numbering="true" text:style-name="L8">
            <text:list-item>
              <text:p text:style-name="P10"><text:span text:style-name="T6">Las matrices suelen usarse para relacionar 2 magnitudes. </text:span></text:p>
            </text:list-item>
          </text:list>
          <text:p text:style-name="P11"><text:span text:style-name="T6"><text:s/></text:span><text:span text:style-name="T10">Ejemplo: Queremos almacenar las notas de los 30 alumnos de una clase en cada uno de los 3 trimestr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;p3:notes" draw:style-name="gr3" draw:layer="layout" svg:width="15.451cm" svg:height="11.138cm" svg:x="2.774cm" svg:y="2.227cm" draw:page-number="3" presentation:class="page"/>
          <draw:frame draw:name="Google Shape;34;p3:notes" presentation:style-name="pr3" draw:text-style-name="P3" draw:layer="layout" svg:width="15.398cm" svg:height="13.365cm" svg:x="2.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Google Shape;42;p6" draw:style-name="gr1" draw:text-style-name="P2" draw:layer="layout" svg:width="22.475cm" svg:height="2.645cm" svg:x="2.756cm" svg:y="1.239cm">
          <text:p text:style-name="P1"><text:span text:style-name="T2">Matr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;p6" draw:style-name="gr4" draw:text-style-name="P2" draw:layer="layout" svg:width="25.796cm" svg:height="15.658cm" svg:x="1.208cm" svg:y="4.546cm">
          <text:p text:style-name="P12"><text:span text:style-name="T11"/></text:p>
          <text:p text:style-name="P10"><text:span text:style-name="T11">Matrices multidimensionales</text:span><text:span text:style-name="T12">: <text:s/></text:span><text:span text:style-name="T6">Relacionan 3 o más magnitudes:</text:span></text:p>
          <text:p text:style-name="P13"><text:span text:style-name="T13"/></text:p>
          <text:p text:style-name="P13"><text:span text:style-name="T13"/></text:p>
          <text:p text:style-name="P13"><text:span text:style-name="T13">Ejemplo: <text:s text:c="2"/>Almacenar <text:s/>el sueldo base de los empleados de una empresa que depende de su antigüedad (1-30 años), de su categoría (5 categorías posibles) y de su departamento (1-3).</text:span></text:p>
          <text:p text:style-name="P13"><text:span text:style-name="T6"><text:s text:c="5"/></text:span><text:span text:style-name="T14">float asesueldos[30][5][3]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;p4:notes" draw:style-name="gr3" draw:layer="layout" svg:width="15.451cm" svg:height="11.138cm" svg:x="2.774cm" svg:y="2.227cm" draw:page-number="4" presentation:class="page"/>
          <draw:frame draw:name="Google Shape;40;p4:notes" presentation:style-name="pr4" draw:text-style-name="P3" draw:layer="layout" svg:width="15.398cm" svg:height="13.365cm" svg:x="2.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custom-shape draw:name="Google Shape;48;p7" draw:style-name="gr1" draw:text-style-name="P2" draw:layer="layout" svg:width="23.798cm" svg:height="4.012cm" svg:x="2.099cm" svg:y="0.763cm">
          <text:p text:style-name="P1"><text:span text:style-name="T5">Uso de </text:span><text:span text:style-name="T8">arrays</text:span><text:span text:style-name="T5"> multidimension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;p7" draw:style-name="gr4" draw:text-style-name="P2" draw:layer="layout" svg:width="25.796cm" svg:height="14.992cm" svg:x="1.208cm" svg:y="4.987cm">
          <text:list text:style-name="L14">
            <text:list-item>
              <text:p text:style-name="P14"><text:span text:style-name="T15">ARRAYS</text:span><text:span text:style-name="T16"> MULTIDIMENSIONALES:</text:span></text:p>
            </text:list-item>
          </text:list>
          <text:p text:style-name="P15"><text:span text:style-name="T9"/></text:p>
          <text:list text:style-name="L16">
            <text:list-item>
              <text:list>
                <text:list-item>
                  <text:p text:style-name="P16"><text:span text:style-name="T9">Más de 2 dimensiones. 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p text:style-name="P17"><text:span text:style-name="T17">Ejemplo de 3 con curso, sexo y facultad.</text:span></text:p>
                    </text:list-item>
                  </text:list>
                </text:list-item>
                <text:list-item>
                  <text:p text:style-name="P16"><text:span text:style-name="T9">La mayoría de las aplicaciones no utilizan tablas con más de 3 dimensiones ya que visualizar el esquema es imposible y la representación del problema es fundamental para el programador.</text:span></text:p>
                </text:list-item>
              </text:list>
            </text:list-item>
          </text:list>
          <text:p text:style-name="P18"><text:span text:style-name="T16"/></text:p>
          <text:list text:continue-numbering="true" text:style-name="L17">
            <text:list-item>
              <text:p text:style-name="P19"><text:span text:style-name="T15">ARRAYS</text:span><text:span text:style-name="T16"> PARALELOS:</text:span></text:p>
            </text:list-item>
          </text:list>
          <text:p text:style-name="P15"><text:span text:style-name="T9"/></text:p>
          <text:list text:continue-numbering="true" text:style-name="L17">
            <text:list-item>
              <text:list>
                <text:list-item>
                  <text:p text:style-name="P16"><text:span text:style-name="T9">En muchas ocasiones se requiere el proceso simultáneo de más de una tabla que teniendo el mismo número de elementos, el tipo de datos de los mismos es distinto.</text:span></text:p>
                  <text:list>
                    <text:list-item>
                      <text:p text:style-name="P17"><text:span text:style-name="T17">Ejemplo: lista de los socios de un club deportivo con los siguientes datos personales: Nombre (tabla de cadenas), Dirección (idem), Edad (de enteros) y teléfono (idem)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;p5:notes" draw:style-name="gr3" draw:layer="layout" svg:width="15.451cm" svg:height="11.138cm" svg:x="2.774cm" svg:y="2.227cm" draw:page-number="5" presentation:class="page"/>
          <draw:frame draw:name="Google Shape;46;p5:notes" presentation:style-name="pr5" draw:text-style-name="P3" draw:layer="layout" svg:width="15.398cm" svg:height="13.365cm" svg:x="2.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custom-shape draw:name="Google Shape;54;p8" draw:style-name="gr1" draw:text-style-name="P2" draw:layer="layout" svg:width="23.798cm" svg:height="2.147cm" svg:x="1.87cm" svg:y="0.684cm">
          <text:p text:style-name="P1"><text:span text:style-name="T5">Matr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8" draw:style-name="gr4" draw:text-style-name="P2" draw:layer="layout" svg:width="25.999cm" svg:height="16.835cm" svg:x="1.001cm" svg:y="3.664cm">
          <text:p text:style-name="P20"><text:span text:style-name="T18"/></text:p>
          <text:list text:style-name="L21">
            <text:list-item>
              <text:p text:style-name="P17"><text:span text:style-name="T19">Definición:</text:span></text:p>
            </text:list-item>
          </text:list>
          <text:p text:style-name="P21"><text:span text:style-name="T19"><text:s text:c="3"/></text:span><text:span text:style-name="T20">float notas[3][5];</text:span></text:p>
          <text:p text:style-name="P22"><text:span text:style-name="T19"/></text:p>
          <text:list text:continue-numbering="true" text:style-name="L21">
            <text:list-item>
              <text:p text:style-name="P17"><text:span text:style-name="T19">Índices <text:s/>(0..2) (0 … 4)</text:span></text:p>
            </text:list-item>
          </text:list>
          <text:p text:style-name="P22"><text:span text:style-name="T19"><text:s/></text:span></text:p>
          <text:p text:style-name="P22"><text:span text:style-name="T19"/></text:p>
          <text:p text:style-name="P22"><text:span text:style-name="T19"/></text:p>
          <text:p text:style-name="P22"><text:span text:style-name="T19"/></text:p>
          <text:p text:style-name="P23"><text:span text:style-name="T19"/></text:p>
          <text:p text:style-name="P22"><text:span text:style-name="T19"/></text:p>
          <text:p text:style-name="P23"><text:span text:style-name="T19"/></text:p>
          <text:p text:style-name="P23"><text:span text:style-name="T19"/></text:p>
          <text:p text:style-name="P23"><text:span text:style-name="T19"/></text:p>
          <text:list text:continue-numbering="true" text:style-name="L21">
            <text:list-item>
              <text:p text:style-name="P17"><text:span text:style-name="T19">Acceso a la nota del alumno 4 en el segundo trimestre:</text:span></text:p>
            </text:list-item>
          </text:list>
          <text:p text:style-name="P22"><text:span text:style-name="T19"/></text:p>
          <text:p text:style-name="P22"><text:span text:style-name="T19"><text:tab/></text:span><text:span text:style-name="T20">printf(“%f”, nota[1][3]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8" draw:style-name="standard" draw:layer="layout" svg:width="10.806cm" svg:height="5.228cm" svg:x="6.279cm" svg:y="9.177cm">
          <table:table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2"><text:span text:style-name="T21">0</text:span></text:p>
              </table:table-cell>
              <table:table-cell>
                <text:p text:style-name="P12"><text:span text:style-name="T21">1</text:span></text:p>
              </table:table-cell>
              <table:table-cell>
                <text:p text:style-name="P12"><text:span text:style-name="T21">2</text:span></text:p>
              </table:table-cell>
              <table:table-cell>
                <text:p text:style-name="P12"><text:span text:style-name="T21">3</text:span></text:p>
              </table:table-cell>
              <table:table-cell>
                <text:p text:style-name="P12"><text:span text:style-name="T21">4</text:span></text:p>
              </table:table-cell>
            </table:table-row>
            <table:table-row table:style-name="ro2" table:default-cell-style-name="ce4">
              <table:table-cell table:style-name="ce3">
                <text:p text:style-name="P12"><text:span text:style-name="T21">0</text:span></text:p>
              </table:table-cell>
              <table:table-cell>
                <text:p text:style-name="P12"><text:span text:style-name="T22">5.5</text:span></text:p>
              </table:table-cell>
              <table:table-cell>
                <text:p text:style-name="P12"><text:span text:style-name="T22">6</text:span></text:p>
              </table:table-cell>
              <table:table-cell>
                <text:p text:style-name="P12"><text:span text:style-name="T22">3</text:span></text:p>
              </table:table-cell>
              <table:table-cell>
                <text:p text:style-name="P12"><text:span text:style-name="T22">2</text:span></text:p>
              </table:table-cell>
              <table:table-cell table:style-name="ce5">
                <text:p text:style-name="P12"><text:span text:style-name="T22">5</text:span></text:p>
              </table:table-cell>
            </table:table-row>
            <table:table-row table:style-name="ro2" table:default-cell-style-name="ce4">
              <table:table-cell table:style-name="ce3">
                <text:p text:style-name="P12"><text:span text:style-name="T21">1</text:span></text:p>
              </table:table-cell>
              <table:table-cell>
                <text:p text:style-name="P12"><text:span text:style-name="T22">6</text:span></text:p>
              </table:table-cell>
              <table:table-cell>
                <text:p text:style-name="P12"><text:span text:style-name="T22">8</text:span></text:p>
              </table:table-cell>
              <table:table-cell>
                <text:p text:style-name="P12"><text:span text:style-name="T22">4.5</text:span></text:p>
              </table:table-cell>
              <table:table-cell>
                <text:p text:style-name="P12"><text:span text:style-name="T22">3</text:span></text:p>
              </table:table-cell>
              <table:table-cell table:style-name="ce5">
                <text:p text:style-name="P12"><text:span text:style-name="T22">4.4</text:span></text:p>
              </table:table-cell>
            </table:table-row>
            <table:table-row table:style-name="ro2" table:default-cell-style-name="ce6">
              <table:table-cell table:style-name="ce3">
                <text:p text:style-name="P12"><text:span text:style-name="T21">2</text:span></text:p>
              </table:table-cell>
              <table:table-cell>
                <text:p text:style-name="P12"><text:span text:style-name="T22">9.2</text:span></text:p>
              </table:table-cell>
              <table:table-cell>
                <text:p text:style-name="P12"><text:span text:style-name="T22">9</text:span></text:p>
              </table:table-cell>
              <table:table-cell>
                <text:p text:style-name="P12"><text:span text:style-name="T22">2</text:span></text:p>
              </table:table-cell>
              <table:table-cell>
                <text:p text:style-name="P12"><text:span text:style-name="T22">1</text:span></text:p>
              </table:table-cell>
              <table:table-cell table:style-name="ce7">
                <text:p text:style-name="P12"><text:span text:style-name="T22">6.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51;p6:notes" draw:style-name="gr3" draw:layer="layout" svg:width="14.851cm" svg:height="11.138cm" svg:x="3.074cm" svg:y="2.227cm" draw:page-number="6" presentation:class="page"/>
          <draw:frame draw:name="Google Shape;52;p6:notes" presentation:style-name="pr6" draw:text-style-name="P3" draw:layer="layout" svg:width="15.398cm" svg:height="13.365cm" svg:x="2.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custom-shape draw:name="Google Shape;61;p9" draw:style-name="gr1" draw:text-style-name="P2" draw:layer="layout" svg:width="23.798cm" svg:height="4.387cm" svg:x="2.095cm" svg:y="0.353cm">
          <text:p text:style-name="P1"><text:span text:style-name="T2">8. Operaciones con matr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9" draw:style-name="gr4" draw:text-style-name="P2" draw:layer="layout" svg:width="25.769cm" svg:height="13.973cm" svg:x="1.433cm" svg:y="4.326cm">
          <text:list text:style-name="L25">
            <text:list-item>
              <text:p text:style-name="P7"><text:span text:style-name="T12">Recorrer una matriz es realizar un tratamiento a cada uno de los componentes del </text:span><text:span text:style-name="T23">array</text:span><text:span text:style-name="T12">.</text:span></text:p>
            </text:list-item>
            <text:list-item>
              <text:p text:style-name="P24"><text:span text:style-name="T12">Una matriz puede recorrerse por filas o por columnas.</text:span></text:p>
            </text:list-item>
            <text:list-item>
              <text:p text:style-name="P24"><text:span text:style-name="T12">Inicialización de una matriz:</text:span></text:p>
            </text:list-item>
          </text:list>
          <text:p text:style-name="P25"><text:span text:style-name="T12"/></text:p>
          <text:p text:style-name="P26"><text:span text:style-name="T24">for (i=0; i&lt;NTRIM; i++)</text:span></text:p>
          <text:p text:style-name="P26"><text:span text:style-name="T24"><text:tab/></text:span><text:span text:style-name="T24"><text:tab/></text:span><text:span text:style-name="T24"> </text:span><text:span text:style-name="T24">for (j=0; j&lt;NALUM; j++)</text:span></text:p>
          <text:p text:style-name="P26"><text:span text:style-name="T24"><text:s text:c="4"/></text:span><text:span text:style-name="T24"><text:tab/></text:span><text:span text:style-name="T24"> </text:span><text:span text:style-name="T24">notas[i][j]=0;</text:span></text:p>
          <text:p text:style-name="P27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8;p7:notes" draw:style-name="gr3" draw:layer="layout" svg:width="14.851cm" svg:height="11.138cm" svg:x="3.074cm" svg:y="2.227cm" draw:page-number="7" presentation:class="page"/>
          <draw:frame draw:name="Google Shape;59;p7:notes" presentation:style-name="pr7" draw:text-style-name="P3" draw:layer="layout" svg:width="15.398cm" svg:height="13.365cm" svg:x="2.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custom-shape draw:name="Google Shape;67;p10" draw:style-name="gr1" draw:text-style-name="P2" draw:layer="layout" svg:width="23.798cm" svg:height="2.363cm" svg:x="1.654cm" svg:y="0.415cm">
          <text:p text:style-name="P1"><text:span text:style-name="T2">Recorrido matriz por fi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0" draw:style-name="gr4" draw:text-style-name="P2" draw:layer="layout" svg:width="24.469cm" svg:height="15.971cm" svg:x="2.095cm" svg:y="3.7cm">
          <text:list text:style-name="L14">
            <text:list-item>
              <text:p text:style-name="P7"><text:span text:style-name="T16">Leer los datos y almacenarlos en una matriz (por filas):</text:span></text:p>
            </text:list-item>
          </text:list>
          <text:p text:style-name="P28"><text:span text:style-name="T16"/></text:p>
          <text:p text:style-name="P29"><text:span text:style-name="T25"/></text:p>
          <text:p text:style-name="P29"><text:span text:style-name="T25"><text:tab/></text:span><text:span text:style-name="T26">for (i=0; i&lt;NTRIM; i++)</text:span></text:p>
          <text:p text:style-name="P29"><text:span text:style-name="T26"><text:tab/></text:span><text:span text:style-name="T26">{</text:span></text:p>
          <text:p text:style-name="P29"><text:span text:style-name="T26"><text:s text:c="2"/></text:span><text:span text:style-name="T26"><text:tab/></text:span><text:span text:style-name="T26"><text:tab/></text:span><text:span text:style-name="T26">for (j=0; j&lt;NALUM; j++)</text:span></text:p>
          <text:p text:style-name="P29"><text:span text:style-name="T26"><text:tab/></text:span><text:span text:style-name="T26"> <text:s/></text:span><text:span text:style-name="T26">{</text:span></text:p>
          <text:p text:style-name="P29"><text:span text:style-name="T26"><text:s text:c="2"/></text:span><text:span text:style-name="T26"><text:tab/></text:span><text:span text:style-name="T26"><text:tab/></text:span><text:span text:style-name="T26"> <text:s/></text:span><text:span text:style-name="T26">printf(“Nota alumno %d en el trim. %d”</text:span></text:p>
          <text:p text:style-name="P29"><text:span text:style-name="T26"><text:s text:c="16"/></text:span><text:span text:style-name="T26">, j+1, i+1);</text:span></text:p>
          <text:p text:style-name="P29"><text:span text:style-name="T26"><text:tab/></text:span><text:span text:style-name="T26"> <text:s text:c="3"/></text:span><text:span text:style-name="T26">scanf(“%f”, &amp; nota[i][j]);</text:span></text:p>
          <text:p text:style-name="P29"><text:span text:style-name="T26"><text:tab/></text:span><text:span text:style-name="T26"> <text:s text:c="3"/></text:span><text:span text:style-name="T26">fflush(stdin);</text:span></text:p>
          <text:p text:style-name="P29"><text:span text:style-name="T26"><text:tab/></text:span><text:span text:style-name="T26"> <text:s/></text:span><text:span text:style-name="T26">}</text:span></text:p>
          <text:p text:style-name="P29"><text:span text:style-name="T26"><text:tab/></text:span><text:span text:style-name="T2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;p8:notes" draw:style-name="gr3" draw:layer="layout" svg:width="14.851cm" svg:height="11.138cm" svg:x="3.074cm" svg:y="2.227cm" draw:page-number="8" presentation:class="page"/>
          <draw:frame draw:name="Google Shape;65;p8:notes" presentation:style-name="pr8" draw:text-style-name="P3" draw:layer="layout" svg:width="15.398cm" svg:height="13.365cm" svg:x="2.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custom-shape draw:name="Google Shape;73;p11" draw:style-name="gr1" draw:text-style-name="P2" draw:layer="layout" svg:width="25.121cm" svg:height="4.387cm" svg:x="1.87cm" svg:y="0cm">
          <text:p text:style-name="P1"><text:span text:style-name="T2">Recorrido matriz por column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1" draw:style-name="gr4" draw:text-style-name="P2" draw:layer="layout" svg:width="24.469cm" svg:height="15.173cm" svg:x="2.095cm" svg:y="4.498cm">
          <text:list text:style-name="L14">
            <text:list-item>
              <text:p text:style-name="P7"><text:span text:style-name="T16">Escribir los datos de una matriz (por columnas):</text:span></text:p>
            </text:list-item>
          </text:list>
          <text:p text:style-name="P30"><text:span text:style-name="T16"/></text:p>
          <text:p text:style-name="P29"><text:span text:style-name="T17"/></text:p>
          <text:p text:style-name="P29"><text:span text:style-name="T17"><text:tab/></text:span><text:span text:style-name="T26">for (j=0; j&lt;NALUM; j++)</text:span></text:p>
          <text:p text:style-name="P29"><text:span text:style-name="T26"><text:tab/></text:span><text:span text:style-name="T26">{</text:span></text:p>
          <text:p text:style-name="P29"><text:span text:style-name="T26"><text:s text:c="2"/></text:span><text:span text:style-name="T26"><text:tab/></text:span><text:span text:style-name="T26"><text:tab/></text:span><text:span text:style-name="T26">for (i=0; i&lt;NTRIM; i++)</text:span></text:p>
          <text:p text:style-name="P29"><text:span text:style-name="T26"><text:tab/></text:span><text:span text:style-name="T26"> <text:s/></text:span><text:span text:style-name="T26">{</text:span></text:p>
          <text:p text:style-name="P29"><text:span text:style-name="T26"><text:s text:c="2"/></text:span><text:span text:style-name="T26"><text:tab/></text:span><text:span text:style-name="T26"><text:tab/></text:span><text:span text:style-name="T26"> <text:s/></text:span><text:span text:style-name="T26">printf(“Nota alumno %d en el trim. %d: </text:span></text:p>
          <text:p text:style-name="P29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%d”, j+1, i+1, nota[i][j]);</text:span></text:p>
          <text:p text:style-name="P29"><text:span text:style-name="T26"><text:tab/></text:span><text:span text:style-name="T26"> <text:s/></text:span><text:span text:style-name="T26">}</text:span></text:p>
          <text:p text:style-name="P29"><text:span text:style-name="T26"><text:tab/></text:span><text:span text:style-name="T2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0;p9:notes" draw:style-name="gr3" draw:layer="layout" svg:width="14.851cm" svg:height="11.138cm" svg:x="3.074cm" svg:y="2.227cm" draw:page-number="9" presentation:class="page"/>
          <draw:frame draw:name="Google Shape;71;p9:notes" presentation:style-name="pr9" draw:text-style-name="P3" draw:layer="layout" svg:width="15.398cm" svg:height="13.365cm" svg:x="2.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custom-shape draw:name="Google Shape;79;p12" draw:style-name="gr1" draw:text-style-name="P2" draw:layer="layout" svg:width="26.237cm" svg:height="4.012cm" svg:x="0.992cm" svg:y="0cm">
          <text:p text:style-name="P1"><text:span text:style-name="T5">9. Paso de matrices como argumento a una fun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2" draw:style-name="gr4" draw:text-style-name="P2" draw:layer="layout" svg:width="24.689cm" svg:height="15.001cm" svg:x="2.095cm" svg:y="4.546cm">
          <text:list text:style-name="L25">
            <text:list-item>
              <text:p text:style-name="P7"><text:span text:style-name="T12">Un matriz es un </text:span><text:span text:style-name="T23">array</text:span><text:span text:style-name="T12">, por lo que puede pasarse como argumento a una función.</text:span></text:p>
            </text:list-item>
          </text:list>
          <text:p text:style-name="P25"><text:span text:style-name="T12"/></text:p>
          <text:list text:continue-numbering="true" text:style-name="L25">
            <text:list-item>
              <text:p text:style-name="P31"><text:span text:style-name="T12">Una función nunca puede devolver una matriz.</text:span></text:p>
            </text:list-item>
          </text:list>
          <text:p text:style-name="P25"><text:span text:style-name="T12"/></text:p>
          <text:list text:continue-numbering="true" text:style-name="L25">
            <text:list-item>
              <text:p text:style-name="P31"><text:span text:style-name="T12">Las matrices siempre son pasadas por referencia, es decir, cualquier cambio realizado en los elementos de la matriz será visible al salir de la función.</text:span></text:p>
            </text:list-item>
          </text:list>
          <text:p text:style-name="P32"><text:span text:style-name="T12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6;p10:notes" draw:style-name="gr3" draw:layer="layout" svg:width="15.451cm" svg:height="11.138cm" svg:x="2.774cm" svg:y="2.227cm" draw:page-number="10" presentation:class="page"/>
          <draw:frame draw:name="Google Shape;77;p10:notes" presentation:style-name="pr10" draw:text-style-name="P3" draw:layer="layout" svg:width="15.398cm" svg:height="13.365cm" svg:x="2.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custom-shape draw:name="Google Shape;85;p13" draw:style-name="gr1" draw:text-style-name="P2" draw:layer="layout" svg:width="23.798cm" svg:height="4.012cm" svg:x="2.095cm" svg:y="0.556cm">
          <text:p text:style-name="P1"><text:span text:style-name="T5">Matrices como parámetros en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3" draw:style-name="gr4" draw:text-style-name="P2" draw:layer="layout" svg:width="25.58cm" svg:height="14.339cm" svg:x="1.654cm" svg:y="4.326cm">
          <text:p text:style-name="P12"><text:span text:style-name="T6">La cabecera de la función podría ser de estas 2 formas:</text:span></text:p>
          <text:p text:style-name="P10"><text:span text:style-name="T6"/></text:p>
          <text:p text:style-name="P13"><text:span text:style-name="T27"><text:s text:c="2"/></text:span><text:span text:style-name="T28">void inicializar (int matriz[NFILAS][NCOL])</text:span></text:p>
          <text:p text:style-name="P13"><text:span text:style-name="T28"><text:s text:c="2"/></text:span><text:span text:style-name="T28">void inicializar (int matriz[ ][NCOL])</text:span></text:p>
          <text:p text:style-name="P10"><text:span text:style-name="T6"/></text:p>
          <text:p text:style-name="P10"><text:span text:style-name="T6">En la llamada de la función sólo aparecerá el nombre de la matriz:</text:span></text:p>
          <text:p text:style-name="P13"><text:span text:style-name="T11"><text:tab/></text:span><text:span text:style-name="T11"> <text:s/></text:span><text:span text:style-name="T14">inicializar (matriz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2;p11:notes" draw:style-name="gr3" draw:layer="layout" svg:width="14.851cm" svg:height="11.138cm" svg:x="3.074cm" svg:y="2.227cm" draw:page-number="11" presentation:class="page"/>
          <draw:frame draw:name="Google Shape;83;p11:notes" presentation:style-name="pr11" draw:text-style-name="P3" draw:layer="layout" svg:width="15.398cm" svg:height="13.365cm" svg:x="2.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custom-shape draw:name="Google Shape;91;p14" draw:style-name="gr1" draw:text-style-name="P2" draw:layer="layout" svg:width="24.473cm" svg:height="4.012cm" svg:x="2.311cm" svg:y="1.199cm">
          <text:p text:style-name="P1"><text:span text:style-name="T29">Almacenamiento de una matriz en Lenguaje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4" draw:style-name="gr4" draw:text-style-name="P2" draw:layer="layout" svg:width="14.331cm" svg:height="2.645cm" svg:x="12.678cm" svg:y="7.854cm">
          <text:p text:style-name="P33"><text:span text:style-name="T12">La matriz se almacena en memoria por fila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4" draw:style-name="standard" draw:layer="layout" svg:width="11.666cm" svg:height="4.659cm" svg:x="14.442cm" svg:y="12.925cm">
          <table:table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ce2">
              <table:table-cell table:style-name="ce1"/>
              <table:table-cell>
                <text:p text:style-name="P12"><text:span text:style-name="T21">0</text:span></text:p>
              </table:table-cell>
              <table:table-cell>
                <text:p text:style-name="P12"><text:span text:style-name="T21">1</text:span></text:p>
              </table:table-cell>
              <table:table-cell>
                <text:p text:style-name="P12"><text:span text:style-name="T21">2</text:span></text:p>
              </table:table-cell>
              <table:table-cell>
                <text:p text:style-name="P12"><text:span text:style-name="T21">3</text:span></text:p>
              </table:table-cell>
              <table:table-cell>
                <text:p text:style-name="P12"><text:span text:style-name="T21">4</text:span></text:p>
              </table:table-cell>
            </table:table-row>
            <table:table-row table:style-name="ro4" table:default-cell-style-name="ce4">
              <table:table-cell table:style-name="ce3">
                <text:p text:style-name="P12"><text:span text:style-name="T21">0</text:span></text:p>
              </table:table-cell>
              <table:table-cell>
                <text:p text:style-name="P12"><text:span text:style-name="T22">5.5</text:span></text:p>
              </table:table-cell>
              <table:table-cell>
                <text:p text:style-name="P12"><text:span text:style-name="T22">6</text:span></text:p>
              </table:table-cell>
              <table:table-cell>
                <text:p text:style-name="P12"><text:span text:style-name="T22">3</text:span></text:p>
              </table:table-cell>
              <table:table-cell>
                <text:p text:style-name="P12"><text:span text:style-name="T22">2</text:span></text:p>
              </table:table-cell>
              <table:table-cell table:style-name="ce5">
                <text:p text:style-name="P12"><text:span text:style-name="T22">5</text:span></text:p>
              </table:table-cell>
            </table:table-row>
            <table:table-row table:style-name="ro5" table:default-cell-style-name="ce6">
              <table:table-cell table:style-name="ce3">
                <text:p text:style-name="P12"><text:span text:style-name="T21">1</text:span></text:p>
              </table:table-cell>
              <table:table-cell>
                <text:p text:style-name="P12"><text:span text:style-name="T22">6</text:span></text:p>
              </table:table-cell>
              <table:table-cell>
                <text:p text:style-name="P12"><text:span text:style-name="T22">8</text:span></text:p>
              </table:table-cell>
              <table:table-cell>
                <text:p text:style-name="P12"><text:span text:style-name="T22">4.5</text:span></text:p>
              </table:table-cell>
              <table:table-cell>
                <text:p text:style-name="P12"><text:span text:style-name="T22">3</text:span></text:p>
              </table:table-cell>
              <table:table-cell table:style-name="ce7">
                <text:p text:style-name="P12"><text:span text:style-name="T22">4.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94;p14" draw:style-name="standard" draw:layer="layout" svg:width="8.377cm" svg:height="12.129cm" svg:x="2.977cm" svg:y="6.531cm">
          <table:table>
            <table:table-column table:style-name="co10"/>
            <table:table-column table:style-name="co10"/>
            <table:table-row table:style-name="ro6">
              <table:table-cell table:style-name="ce8">
                <text:p text:style-name="P12"><text:span text:style-name="T22">5.5</text:span></text:p>
              </table:table-cell>
              <table:table-cell table:style-name="ce9">
                <text:p text:style-name="P12"><text:span text:style-name="T22">m[0][0]</text:span></text:p>
              </table:table-cell>
            </table:table-row>
            <table:table-row table:style-name="ro6">
              <table:table-cell table:style-name="ce10">
                <text:p text:style-name="P12"><text:span text:style-name="T22">6</text:span></text:p>
              </table:table-cell>
              <table:table-cell table:style-name="ce9">
                <text:p text:style-name="P12"><text:span text:style-name="T22">m[0][1]</text:span></text:p>
              </table:table-cell>
            </table:table-row>
            <table:table-row table:style-name="ro6">
              <table:table-cell table:style-name="ce10">
                <text:p text:style-name="P12"><text:span text:style-name="T22">3</text:span></text:p>
              </table:table-cell>
              <table:table-cell table:style-name="ce9">
                <text:p text:style-name="P12"><text:span text:style-name="T22">m[0][2]</text:span></text:p>
              </table:table-cell>
            </table:table-row>
            <table:table-row table:style-name="ro6">
              <table:table-cell table:style-name="ce10">
                <text:p text:style-name="P12"><text:span text:style-name="T22">2</text:span></text:p>
              </table:table-cell>
              <table:table-cell table:style-name="ce9">
                <text:p text:style-name="P12"><text:span text:style-name="T22">m[0][3]</text:span></text:p>
              </table:table-cell>
            </table:table-row>
            <table:table-row table:style-name="ro6">
              <table:table-cell table:style-name="ce10">
                <text:p text:style-name="P12"><text:span text:style-name="T22">5</text:span></text:p>
              </table:table-cell>
              <table:table-cell table:style-name="ce9">
                <text:p text:style-name="P12"><text:span text:style-name="T22">m[0][4]</text:span></text:p>
              </table:table-cell>
            </table:table-row>
            <table:table-row table:style-name="ro6">
              <table:table-cell table:style-name="ce10">
                <text:p text:style-name="P12"><text:span text:style-name="T22">6</text:span></text:p>
              </table:table-cell>
              <table:table-cell table:style-name="ce9">
                <text:p text:style-name="P12"><text:span text:style-name="T22">m[1][0]</text:span></text:p>
              </table:table-cell>
            </table:table-row>
            <table:table-row table:style-name="ro6">
              <table:table-cell table:style-name="ce10">
                <text:p text:style-name="P12"><text:span text:style-name="T22">8</text:span></text:p>
              </table:table-cell>
              <table:table-cell table:style-name="ce9">
                <text:p text:style-name="P12"><text:span text:style-name="T22">m[1][1]</text:span></text:p>
              </table:table-cell>
            </table:table-row>
            <table:table-row table:style-name="ro6">
              <table:table-cell table:style-name="ce10">
                <text:p text:style-name="P12"><text:span text:style-name="T22">4.5</text:span></text:p>
              </table:table-cell>
              <table:table-cell table:style-name="ce9">
                <text:p text:style-name="P12"><text:span text:style-name="T22">m[1][2]</text:span></text:p>
              </table:table-cell>
            </table:table-row>
            <table:table-row table:style-name="ro6">
              <table:table-cell table:style-name="ce10">
                <text:p text:style-name="P12"><text:span text:style-name="T22">3</text:span></text:p>
              </table:table-cell>
              <table:table-cell table:style-name="ce9">
                <text:p text:style-name="P12"><text:span text:style-name="T22">m[1][3]</text:span></text:p>
              </table:table-cell>
            </table:table-row>
            <table:table-row table:style-name="ro7">
              <table:table-cell table:style-name="ce11">
                <text:p text:style-name="P12"><text:span text:style-name="T22">4.4</text:span></text:p>
              </table:table-cell>
              <table:table-cell table:style-name="ce9">
                <text:p text:style-name="P12"><text:span text:style-name="T22">m[1][4]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88;p12:notes" draw:style-name="gr3" draw:layer="layout" svg:width="14.851cm" svg:height="11.138cm" svg:x="3.074cm" svg:y="2.227cm" draw:page-number="12" presentation:class="page"/>
          <draw:frame draw:name="Google Shape;89;p12:notes" presentation:style-name="pr12" draw:text-style-name="P3" draw:layer="layout" svg:width="15.398cm" svg:height="13.365cm" svg:x="2.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custom-shape draw:name="Google Shape;99;p15" draw:style-name="gr1" draw:text-style-name="P2" draw:layer="layout" svg:width="23.798cm" svg:height="4.387cm" svg:x="2.099cm" svg:y="0.578cm">
          <text:p text:style-name="P1"><text:span text:style-name="T2">Inicialización de matrices en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5" draw:style-name="gr5" draw:text-style-name="P2" draw:layer="layout" svg:width="13.003cm" svg:height="3.99cm" svg:x="2.095cm" svg:y="6.09cm">
          <text:p text:style-name="P34"><text:span text:style-name="T30">int m [3] [4] = <text:s text:c="9"/>int m [3] [4] =</text:span></text:p>
          <text:p text:style-name="P35"><text:span text:style-name="T30">{ <text:s text:c="23"/>{ <text:s text:c="17"/></text:span></text:p>
          <text:p text:style-name="P35"><text:span text:style-name="T30"><text:s text:c="2"/></text:span><text:span text:style-name="T30">1, 2, 3, 4, <text:s text:c="13"/>{ 1, 2, 3, 4 }, <text:s/></text:span></text:p>
          <text:p text:style-name="P35"><text:span text:style-name="T30"><text:s text:c="2"/></text:span><text:span text:style-name="T30">5, 6, 7, 8, <text:s text:c="13"/>{ 5, 6, 7, 8 }, <text:s/></text:span></text:p>
          <text:p text:style-name="P35"><text:span text:style-name="T30"><text:s text:c="2"/></text:span><text:span text:style-name="T30">9, 10, 11, 12 <text:s text:c="11"/>{ 9, 10, 11, 12}</text:span></text:p>
          <text:p text:style-name="P35"><text:span text:style-name="T30">}; <text:s text:c="22"/>};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5" draw:style-name="gr6" draw:text-style-name="P2" draw:layer="layout" svg:width="13.003cm" svg:height="3.99cm" svg:x="2.095cm" svg:y="10.716cm">
          <text:p text:style-name="P12"><text:span text:style-name="T30">int m1 [3] [2] = <text:s text:c="8"/>int m2 [3] [2] =</text:span></text:p>
          <text:p text:style-name="P36"><text:span text:style-name="T30">{ <text:s text:c="23"/>{</text:span></text:p>
          <text:p text:style-name="P36"><text:span text:style-name="T30"><text:s text:c="2"/></text:span><text:span text:style-name="T30">2, 3, <text:s text:c="19"/>{ 2, 3 },</text:span></text:p>
          <text:p text:style-name="P36"><text:span text:style-name="T30"><text:s text:c="2"/></text:span><text:span text:style-name="T30">4, <text:s text:c="22"/>{ 4 },</text:span></text:p>
          <text:p text:style-name="P36"><text:span text:style-name="T30"><text:s text:c="2"/></text:span><text:span text:style-name="T30">5, 6 <text:s text:c="20"/>{ 5, 6 } <text:s/></text:span></text:p>
          <text:p text:style-name="P36"><text:span text:style-name="T30">}; <text:s text:c="22"/>};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5" draw:style-name="gr6" draw:text-style-name="P2" draw:layer="layout" svg:width="13.003cm" svg:height="3.99cm" svg:x="2.099cm" svg:y="15.549cm">
          <text:p text:style-name="P12"><text:span text:style-name="T30">int m [] [4] = <text:s text:c="3"/></text:span></text:p>
          <text:p text:style-name="P36"><text:span text:style-name="T30">{ <text:s text:c="15"/></text:span></text:p>
          <text:p text:style-name="P36"><text:span text:style-name="T30"><text:s text:c="2"/></text:span><text:span text:style-name="T30">{ 1, 2, 3, 4 },</text:span></text:p>
          <text:p text:style-name="P36"><text:span text:style-name="T30"><text:s text:c="2"/></text:span><text:span text:style-name="T30">{ 5, 6, 7, 8 } </text:span></text:p>
          <text:p text:style-name="P36"><text:span text:style-name="T30">};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5" draw:style-name="gr2" draw:text-style-name="P2" draw:layer="layout" svg:width="8.594cm" svg:height="3.99cm" svg:x="16.206cm" svg:y="6.09cm">
          <text:p text:style-name="P34"><text:span text:style-name="T9">Casos idéntico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5" draw:style-name="gr2" draw:text-style-name="P2" draw:layer="layout" svg:width="8.594cm" svg:height="3.99cm" svg:x="16.206cm" svg:y="10.72cm">
          <text:p text:style-name="P34"><text:span text:style-name="T9">Casos diferent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5" draw:style-name="gr2" draw:text-style-name="P2" draw:layer="layout" svg:width="8.594cm" svg:height="3.99cm" svg:x="16.206cm" svg:y="15.571cm">
          <text:p text:style-name="P34"><text:span text:style-name="T9">No es necesario indicar el índice máximo de la primera dimensió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6;p13:notes" draw:style-name="gr3" draw:layer="layout" svg:width="14.851cm" svg:height="11.138cm" svg:x="3.074cm" svg:y="2.227cm" draw:page-number="13" presentation:class="page"/>
          <draw:frame draw:name="Google Shape;97;p13:notes" presentation:style-name="pr13" draw:text-style-name="P3" draw:layer="layout" svg:width="15.398cm" svg:height="13.365cm" svg:x="2.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cm" fo:padding-bottom="0cm" fo:padding-left="0cm" fo:padding-right="0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93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17;p2" presentation:style-name="Mpr1" draw:text-style-name="MP5" draw:layer="backgroundobjects" svg:width="6.517cm" svg:height="1.441cm" svg:x="1.398cm" svg:y="19.129cm" presentation:class="date-time" presentation:user-transformed="true">
        <draw:text-box>
          <text:p/>
        </draw:text-box>
      </draw:frame>
      <draw:frame draw:name="Google Shape;18;p2" presentation:style-name="Mpr1" draw:text-style-name="MP5" draw:layer="backgroundobjects" svg:width="8.871cm" svg:height="1.441cm" svg:x="9.578cm" svg:y="19.129cm" presentation:class="footer" presentation:user-transformed="true">
        <draw:text-box>
          <text:p/>
        </draw:text-box>
      </draw:frame>
      <draw:frame draw:name="Google Shape;19;p2" presentation:style-name="Mpr1" draw:text-style-name="MP5" draw:layer="backgroundobjects" svg:width="6.517cm" svg:height="1.441cm" svg:x="20.073cm" svg:y="19.129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1"/>
    <meta:generator>LibreOfficeDev/6.0.5.2$Linux_X86_64 LibreOffice_project/</meta:generator>
  </office:meta>
</office:document-meta>
</file>